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Line_20_Arrow" draw:marker-end-width="0.3cm" draw:fill="none" draw:textarea-horizontal-align="center" draw:textarea-vertical-align="middle" draw:fit-to-size="shrink-to-fit" draw:fontwork-style="rotate" draw:fontwork-distance="0.1cm" draw:fontwork-start="0cm" draw:fontwork-mirror="true" draw:fontwork-shadow-offset-x="0cm" draw:fontwork-shadow-offset-y="0cm"/>
    </style:style>
    <style:style style:name="gr10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mirror="true" draw:fontwork-shadow-offset-x="0cm" draw:fontwork-shadow-offset-y="0cm"/>
    </style:style>
    <style:style style:name="gr11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shadow-offset-x="0cm" draw:fontwork-shadow-offset-y="0cm"/>
    </style:style>
    <style:style style:name="gr12" style:family="graphic" style:parent-style-name="objectwithoutfill">
      <style:graphic-properties draw:marker-end="Line_20_Arrow" draw:marker-end-width="0.3cm"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Line_20_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Line_20_Arrow" draw:marker-end-width="0.3cm" draw:fill="none" draw:textarea-horizontal-align="left" draw:textarea-vertical-align="bottom"/>
    </style:style>
    <style:style style:name="gr16" style:family="graphic" style:parent-style-name="objectwithoutfill">
      <style:graphic-properties draw:marker-end="Line_20_Arrow" draw:marker-end-width="0.3cm" draw:fill="none" draw:textarea-horizontal-align="center" draw:textarea-vertical-align="top" fo:padding-left="0cm" fo:padding-right="0cm"/>
    </style:style>
    <style:style style:name="gr1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fo:min-height="1.1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objectwithoutfill">
      <style:graphic-properties draw:marker-end="Line_20_Arrow" draw:marker-end-width="0.3cm" draw:fill="none" draw:textarea-vertical-align="middle" draw:fontwork-style="rotate" draw:fontwork-adjust="center" draw:fontwork-distance="0.2cm" draw:fontwork-start="0cm" draw:fontwork-mirror="true" draw:fontwork-shadow-offset-x="0cm" draw:fontwork-shadow-offset-y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fo:text-shadow="none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3cm" svg:height="2.3cm" svg:x="14.9cm" svg:y="4.4cm">
          <text:p text:style-name="P1"><text:span text:style-name="T1">«page»</text:span></text:p>
          <text:p text:style-name="P1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1.1cm" svg:x="17.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5cm" svg:y1="2.6cm" svg:x2="17.3cm" svg:y2="4.4cm">
          <text:p/>
        </draw:line>
        <draw:custom-shape draw:style-name="gr1" draw:text-style-name="P2" xml:id="id1" draw:id="id1" draw:layer="layout" svg:width="4.5cm" svg:height="2.6cm" svg:x="12.7cm" svg:y="14.7cm">
          <text:p text:style-name="P1"><text:span text:style-name="T1">«page»</text:span></text:p>
          <text:p text:style-name="P1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4.4cm" svg:height="2.5cm" svg:x="7.3cm" svg:y="2.1cm">
          <text:p text:style-name="P1"><text:span text:style-name="T1">«page»</text:span></text:p>
          <text:p text:style-name="P1"><text:span text:style-name="T1">In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7cm" svg:height="2.7cm" svg:x="9.7cm" svg:y="9.4cm">
          <text:p text:style-name="P1"><text:span text:style-name="T1">«page»</text:span></text:p>
          <text:p text:style-name="P1"><text:span text:style-name="T1">Recher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4.2cm" svg:height="1cm" svg:x="1cm" svg:y="1.1cm">
          <draw:text-box>
            <text:p>DN Visiteur :</text:p>
          </draw:text-box>
        </draw:frame>
        <draw:custom-shape draw:style-name="gr5" draw:text-style-name="P2" xml:id="id8" draw:id="id8" draw:layer="layout" svg:width="7.49cm" svg:height="3.2cm" svg:x="1.6cm" svg:y="22.9cm">
          <text:p text:style-name="P1"><text:span text:style-name="T1">«frame»</text:span></text:p>
          <text:p text:style-name="P1"><text:span text:style-name="T1">Partager sur Face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4.7cm" svg:height="2.3cm" svg:x="1.7cm" svg:y="9.7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4.5cm" svg:height="2.1cm" svg:x="5.4cm" svg:y="18.5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4.9cm" svg:height="2cm" svg:x="12.6cm" svg:y="19.4cm">
          <text:p text:style-name="P1"><text:span text:style-name="T2">Hockey, football,</text:span></text:p>
          <text:p text:style-name="P1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7" draw:text-style-name="P2" xml:id="id9" draw:id="id9" draw:layer="layout" svg:width="6.2cm" svg:height="3.1cm" svg:x="1.4cm" svg:y="14.1cm">
          <text:p text:style-name="P1"><text:span text:style-name="T1">«exception»</text:span></text:p>
          <text:p text:style-name="P1"><text:span text:style-name="T1">Aucune correspond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4.95cm" svg:y1="17.3cm" svg:x2="15.05cm" svg:y2="19.4cm" draw:start-shape="id1" draw:start-glue-point="8" draw:end-shape="id2" draw:end-glue-point="0" svg:d="m14950 17300 100 2100">
          <text:p/>
        </draw:connector>
        <draw:connector draw:style-name="gr9" draw:text-style-name="P3" draw:layer="layout" draw:type="line" svg:x1="15.529cm" svg:y1="4.736cm" svg:x2="11.7cm" svg:y2="3.35cm" draw:start-shape="id3" draw:start-glue-point="5" draw:end-shape="id4" draw:end-glue-point="10" svg:d="m15529 4736-3829-1386">
          <text:p text:style-name="P1"><text:span text:style-name="T2">Inscription</text:span></text:p>
        </draw:connector>
        <draw:connector draw:style-name="gr10" draw:text-style-name="P3" draw:layer="layout" draw:type="line" svg:x1="15.529cm" svg:y1="6.364cm" svg:x2="13.712cm" svg:y2="9.795cm" draw:start-shape="id3" draw:start-glue-point="7" draw:end-shape="id5" draw:end-glue-point="11" svg:d="m15529 6364-1817 3431">
          <text:p text:style-name="P1"><text:span text:style-name="T2">rechercher</text:span></text:p>
        </draw:connector>
        <draw:connector draw:style-name="gr11" draw:text-style-name="P3" draw:layer="layout" draw:type="line" svg:x1="18.571cm" svg:y1="6.364cm" svg:x2="18.15cm" svg:y2="11.9cm" draw:start-shape="id3" draw:start-glue-point="9" draw:end-shape="id6" draw:end-glue-point="4" svg:d="m18571 6364-421 5536">
          <text:p text:style-name="P1"><text:span text:style-name="T2">connexion</text:span></text:p>
        </draw:connector>
        <draw:connector draw:style-name="gr12" draw:text-style-name="P3" draw:layer="layout" draw:type="line" svg:x1="12.05cm" svg:y1="12.1cm" svg:x2="7.65cm" svg:y2="18.5cm" draw:start-shape="id5" draw:start-glue-point="8" draw:end-shape="id7" draw:end-glue-point="4" svg:d="m12050 12100-4400 6400">
          <text:p text:style-name="P1"><text:span text:style-name="T2">Clique_fiche</text:span></text:p>
        </draw:connector>
        <draw:connector draw:style-name="gr10" draw:text-style-name="P3" draw:layer="layout" draw:type="line" svg:x1="13.359cm" svg:y1="16.92cm" svg:x2="9.241cm" svg:y2="18.807cm" draw:start-shape="id1" draw:start-glue-point="7" draw:end-shape="id7" draw:end-glue-point="11" svg:d="m13359 16920-4118 1887">
          <text:p text:style-name="P1"><text:span text:style-name="T2">Clique_fiche</text:span></text:p>
        </draw:connector>
        <draw:connector draw:style-name="gr10" draw:text-style-name="P3" draw:layer="layout" draw:type="line" svg:x1="6.059cm" svg:y1="20.293cm" svg:x2="5.345cm" svg:y2="22.9cm" draw:start-shape="id7" draw:start-glue-point="7" draw:end-shape="id8" draw:end-glue-point="4" svg:d="m6059 20293-714 2607">
          <text:p text:style-name="P1"><text:span text:style-name="T2">partage</text:span></text:p>
        </draw:connector>
        <draw:connector draw:style-name="gr10" draw:text-style-name="P3" draw:layer="layout" draw:type="line" svg:x1="10.388cm" svg:y1="11.705cm" svg:x2="6.692cm" svg:y2="14.554cm" draw:start-shape="id5" draw:start-glue-point="7" draw:end-shape="id9" draw:end-glue-point="11" svg:d="m10388 11705-3696 2849">
          <text:p text:style-name="P1"><text:span text:style-name="T2">Aucune_correspondance</text:span></text:p>
        </draw:connector>
        <draw:connector draw:style-name="gr10" draw:text-style-name="P3" draw:layer="layout" draw:type="line" svg:x1="9.7cm" svg:y1="10.75cm" svg:x2="6.4cm" svg:y2="10.85cm" draw:start-shape="id5" draw:start-glue-point="6" draw:end-shape="id10" draw:end-glue-point="10" svg:d="m9700 10750-3300 100">
          <text:p text:style-name="P1"><text:span text:style-name="T2">Clique membre</text:span></text:p>
        </draw:connector>
        <draw:custom-shape draw:style-name="gr13" draw:text-style-name="P3" xml:id="id11" draw:id="id11" draw:layer="layout" svg:width="1.5cm" svg:height="1.2cm" svg:x="6.2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draw:type="line" svg:x1="7.944cm" svg:y1="4.234cm" svg:x2="6.95cm" svg:y2="7.2cm" draw:start-shape="id4" draw:start-glue-point="7" draw:end-shape="id11" draw:end-glue-point="4" svg:d="m7944 4234-994 2966">
          <text:p text:style-name="P1"><text:span text:style-name="T2">inscription(infos)</text:span></text:p>
        </draw:connector>
        <draw:connector draw:style-name="gr10" draw:text-style-name="P3" draw:layer="layout" draw:type="line" svg:x1="6.2cm" svg:y1="7.8cm" svg:x2="5.141cm" svg:y2="5.62cm" draw:start-shape="id11" draw:start-glue-point="5" draw:end-shape="id12" draw:end-glue-point="9" svg:d="m6200 7800-1059-2180">
          <text:p text:style-name="P1"><text:span text:style-name="T2">[accepté]</text:span></text:p>
        </draw:connector>
        <draw:connector draw:style-name="gr15" draw:text-style-name="P3" draw:layer="layout" svg:x1="7.7cm" svg:y1="7.8cm" svg:x2="9.5cm" svg:y2="4.6cm" draw:start-shape="id11" draw:start-glue-point="7" draw:end-shape="id4" draw:end-glue-point="8" svg:d="m7700 7800h1800v-3200">
          <text:p text:style-name="P1"><text:span text:style-name="T2">[refusé]</text:span></text:p>
        </draw:connector>
        <draw:connector draw:style-name="gr16" draw:text-style-name="P3" draw:layer="layout" draw:line-skew="-1.499cm" svg:x1="10.388cm" svg:y1="9.795cm" svg:x2="12.05cm" svg:y2="9.4cm" draw:start-shape="id5" draw:start-glue-point="5" draw:end-shape="id5" draw:end-glue-point="4" svg:d="m10388 9795v-2395h1662v2000">
          <text:p text:style-name="P1"><text:span text:style-name="T2">Parcourir_page /</text:span></text:p>
          <text:p text:style-name="P1"><text:span text:style-name="T2">Afficher_prochaine_page</text:span></text:p>
        </draw:connector>
        <draw:connector draw:style-name="gr10" draw:text-style-name="P3" draw:layer="layout" draw:type="line" svg:x1="17.05cm" svg:y1="6.7cm" svg:x2="14.95cm" svg:y2="14.7cm" draw:start-shape="id3" draw:start-glue-point="8" draw:end-shape="id1" draw:end-glue-point="4" svg:d="m17050 6700-2100 8000">
          <text:p text:style-name="P1"><text:span text:style-name="T2">Afficher fil(catégorie)</text:span></text:p>
        </draw:connector>
        <draw:custom-shape draw:style-name="gr17" draw:text-style-name="P2" xml:id="id6" draw:id="id6" draw:layer="layout" svg:width="4.5cm" svg:height="2.6cm" svg:x="15.9cm" svg:y="11.9cm">
          <text:p text:style-name="P1"><text:span text:style-name="T1">«connector»</text:span></text:p>
          <text:p text:style-name="P1"><text:span text:style-name="T1">Conn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2" draw:id="id12" draw:layer="layout" svg:width="4.5cm" svg:height="2.6cm" svg:x="1.3cm" svg:y="3.4cm">
          <text:p text:style-name="P1"><text:span text:style-name="T1">«connector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8" draw:text-style-name="P4" draw:layer="layout" svg:width="5.3cm" svg:height="1.35cm" svg:x="1.1cm" svg:y="1.15cm">
          <draw:text-box>
            <text:p>DN Connexion :</text:p>
          </draw:text-box>
        </draw:frame>
        <draw:custom-shape draw:style-name="gr2" draw:text-style-name="P1" xml:id="id15" draw:id="id15" draw:layer="layout" svg:width="1.1cm" svg:height="1.1cm" svg:x="7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5.4cm" svg:height="2.9cm" svg:x="4.9cm" svg:y="8.8cm">
          <text:p text:style-name="P1"><text:span text:style-name="T1">«frame»</text:span></text:p>
          <text:p text:style-name="P1"><text:span text:style-name="T1">Mot de passe et</text:span></text:p>
          <text:p text:style-name="P1"><text:span text:style-name="T1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4" draw:id="id14" draw:layer="layout" svg:width="2.1cm" svg:height="1.8cm" svg:x="6.6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5" draw:layer="layout" svg:width="2.7cm" svg:height="0.9cm" svg:x="6.6cm" svg:y="4.6cm">
          <draw:text-box>
            <text:p><text:span text:style-name="T3">DN Visiteur</text:span></text:p>
          </draw:text-box>
        </draw:frame>
        <draw:connector draw:style-name="gr12" draw:text-style-name="P3" draw:layer="layout" draw:type="line" svg:x1="7.6cm" svg:y1="11.7cm" svg:x2="7.65cm" svg:y2="14.3cm" draw:start-shape="id13" draw:start-glue-point="8" draw:end-shape="id14" draw:end-glue-point="4" svg:d="m7600 11700 50 2600">
          <text:p text:style-name="P1"><text:span text:style-name="T2">confirmation(motPasse, utilisateur)</text:span></text:p>
        </draw:connector>
        <draw:connector draw:style-name="gr3" draw:text-style-name="P3" draw:layer="layout" draw:type="line" svg:x1="7.75cm" svg:y1="6.7cm" svg:x2="7.6cm" svg:y2="8.8cm" draw:start-shape="id15" draw:start-glue-point="8" draw:end-shape="id13" draw:end-glue-point="4" svg:d="m7750 6700-150 2100">
          <text:p/>
        </draw:connector>
        <draw:connector draw:style-name="gr15" draw:text-style-name="P3" draw:layer="layout" draw:line-skew="0.798cm" svg:x1="8.7cm" svg:y1="15.2cm" svg:x2="10.3cm" svg:y2="10.25cm" draw:start-shape="id14" draw:start-glue-point="7" draw:end-shape="id13" draw:end-glue-point="10" svg:d="m8700 15200h2900v-4950h-1300">
          <text:p text:style-name="P1"><text:span text:style-name="T2">[refusé]</text:span></text:p>
        </draw:connector>
        <draw:connector draw:style-name="gr12" draw:text-style-name="P3" draw:layer="layout" draw:type="line" svg:x1="7.65cm" svg:y1="16.1cm" svg:x2="7.7cm" svg:y2="19.3cm" draw:start-shape="id14" draw:start-glue-point="6" draw:end-shape="id16" draw:end-glue-point="4" svg:d="m7650 16100 50 3200">
          <text:p text:style-name="P1"><text:span text:style-name="T2">[accepté]</text:span></text:p>
        </draw:connector>
        <draw:custom-shape draw:style-name="gr13" draw:text-style-name="P3" xml:id="id16" draw:id="id16" draw:layer="layout" svg:width="2cm" svg:height="1.8cm" svg:x="6.7cm" svg:y="19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3" draw:layer="layout" draw:type="line" svg:x1="7.7cm" svg:y1="21.1cm" svg:x2="7.85cm" svg:y2="23.5cm" draw:start-shape="id16" draw:start-glue-point="6" draw:end-shape="id17" draw:end-glue-point="4" svg:d="m7700 21100 150 2400">
          <text:p text:style-name="P1"><text:span text:style-name="T2">[membre]</text:span></text:p>
        </draw:connector>
        <draw:connector draw:style-name="gr11" draw:text-style-name="P3" draw:layer="layout" draw:type="line" svg:x1="8.7cm" svg:y1="20.2cm" svg:x2="12.9cm" svg:y2="20.3cm" draw:start-shape="id16" draw:start-glue-point="7" draw:end-shape="id18" draw:end-glue-point="6" svg:d="m8700 20200 4200 100">
          <text:p text:style-name="P1"><text:span text:style-name="T2">[administrateur]</text:span></text:p>
        </draw:connector>
        <draw:frame draw:style-name="gr20" draw:text-style-name="P4" draw:layer="layout" svg:width="4.7cm" svg:height="0.8cm" svg:x="1.6cm" svg:y="19.9cm">
          <draw:text-box>
            <text:p><text:span text:style-name="T2">détection_type_compte</text:span></text:p>
          </draw:text-box>
        </draw:frame>
        <draw:custom-shape draw:style-name="gr17" draw:text-style-name="P2" xml:id="id18" draw:id="id18" draw:layer="layout" svg:width="4.5cm" svg:height="2.6cm" svg:x="12.9cm" svg:y="19cm">
          <text:p text:style-name="P1"><text:span text:style-name="T1">«connector»</text:span></text:p>
          <text:p text:style-name="P1"><text:span text:style-name="T1">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7" draw:id="id17" draw:layer="layout" svg:width="4.5cm" svg:height="2.6cm" svg:x="5.6cm" svg:y="23.5cm">
          <text:p text:style-name="P1"><text:span text:style-name="T1">«connector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21" draw:text-style-name="P4" draw:layer="layout" svg:width="4.4cm" svg:height="1.1cm" svg:x="1.1cm" svg:y="1.2cm">
          <draw:text-box>
            <text:p>DN Membre :</text:p>
          </draw:text-box>
        </draw:frame>
        <draw:custom-shape draw:style-name="gr2" draw:text-style-name="P1" xml:id="id19" draw:id="id19" draw:layer="layout" svg:width="1.1cm" svg:height="1.1cm" svg:x="18.6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4.3cm" svg:height="2.3cm" svg:x="12.6cm" svg:y="6.8cm">
          <text:p text:style-name="P1"><text:span text:style-name="T1">«page»</text:span></text:p>
          <text:p text:style-name="P1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4.5cm" svg:height="2.6cm" svg:x="14.6cm" svg:y="11.6cm">
          <text:p text:style-name="P1"><text:span text:style-name="T1">«page»</text:span></text:p>
          <text:p text:style-name="P1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4.5cm" svg:height="2.1cm" svg:x="14.6cm" svg:y="17.2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8.761cm" svg:y1="5.439cm" svg:x2="16.271cm" svg:y2="7.136cm" draw:start-shape="id19" draw:start-glue-point="7" draw:end-shape="id20" draw:end-glue-point="11" svg:d="m18761 5439-2490 1697">
          <text:p text:style-name="P1"><text:span text:style-name="T2">Connexion_réussie</text:span></text:p>
        </draw:connector>
        <draw:connector draw:style-name="gr12" draw:text-style-name="P3" draw:layer="layout" draw:type="line" svg:x1="14.75cm" svg:y1="9.1cm" svg:x2="16.85cm" svg:y2="11.6cm" draw:start-shape="id20" draw:start-glue-point="8" draw:end-shape="id21" draw:end-glue-point="4" svg:d="m14750 9100 2100 2500">
          <text:p text:style-name="P1"><text:span text:style-name="T2">Afficher_fil(catégorie)</text:span></text:p>
        </draw:connector>
        <draw:connector draw:style-name="gr12" draw:text-style-name="P3" draw:layer="layout" draw:type="line" svg:x1="16.85cm" svg:y1="14.2cm" svg:x2="16.85cm" svg:y2="17.2cm" draw:start-shape="id21" draw:start-glue-point="8" draw:end-shape="id22" draw:end-glue-point="4" svg:d="m16850 14200v3000">
          <text:p text:style-name="P1"><text:span text:style-name="T2">Clique_fiche</text:span></text:p>
        </draw:connector>
        <draw:custom-shape draw:style-name="gr5" draw:text-style-name="P2" xml:id="id23" draw:id="id23" draw:layer="layout" svg:width="5.2cm" svg:height="2.9cm" svg:x="14cm" svg:y="22.1cm">
          <text:p text:style-name="P1"><text:span text:style-name="T1">«frame»</text:span></text:p>
          <text:p text:style-name="P1"><text:span text:style-name="T1">Comm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85cm" svg:y1="19.3cm" svg:x2="16.6cm" svg:y2="22.1cm" draw:start-shape="id22" draw:start-glue-point="8" draw:end-shape="id23" draw:end-glue-point="4" svg:d="m16850 19300-250 2800">
          <text:p text:style-name="P1"><text:span text:style-name="T2">commenter</text:span></text:p>
        </draw:connector>
        <draw:custom-shape draw:style-name="gr1" draw:text-style-name="P2" xml:id="id24" draw:id="id24" draw:layer="layout" svg:width="4.7cm" svg:height="2.3cm" svg:x="5.1cm" svg:y="4.5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3.229cm" svg:y1="7.136cm" svg:x2="9.112cm" svg:y2="6.464cm" draw:start-shape="id20" draw:start-glue-point="5" draw:end-shape="id24" draw:end-glue-point="9" svg:d="m13229 7136-4117-672">
          <text:p text:style-name="P1"><text:span text:style-name="T2">mon_profil</text:span></text:p>
        </draw:connector>
        <draw:connector draw:style-name="gr12" draw:text-style-name="P3" draw:layer="layout" draw:line-skew="-0.799cm 1.898cm" svg:x1="7.45cm" svg:y1="4.5cm" svg:x2="9.8cm" svg:y2="5.65cm" draw:start-shape="id24" draw:start-glue-point="4" draw:end-shape="id24" draw:end-glue-point="10" svg:d="m7450 4500v-1300h4750v2450h-2400">
          <text:p text:style-name="P1"><text:span text:style-name="T2">supprimer_fiche</text:span></text:p>
        </draw:connector>
        <draw:custom-shape draw:style-name="gr5" draw:text-style-name="P2" xml:id="id25" draw:id="id25" draw:layer="layout" svg:width="5.3cm" svg:height="2.9cm" svg:x="1.4cm" svg:y="9cm">
          <text:p text:style-name="P1"><text:span text:style-name="T1">«frame»</text:span></text:p>
          <text:p text:style-name="P1"><text:span text:style-name="T1">Nouvelle col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5.1cm" svg:y1="5.65cm" svg:x2="2.176cm" svg:y2="9.424cm" draw:start-shape="id24" draw:start-glue-point="6" draw:end-shape="id25" draw:end-glue-point="5" svg:d="m5100 5650-2924 3774">
          <text:p text:style-name="P1"><text:span text:style-name="T2">nouvelle_collection</text:span></text:p>
        </draw:connector>
        <draw:custom-shape draw:style-name="gr6" draw:text-style-name="P3" xml:id="id26" draw:id="id26" draw:layer="layout" svg:width="4.9cm" svg:height="2cm" svg:x="1.7cm" svg:y="12.9cm">
          <text:p text:style-name="P1"><text:span text:style-name="T2">Hockey, football,</text:span></text:p>
          <text:p text:style-name="P1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8" draw:text-style-name="P3" draw:layer="layout" draw:type="line" svg:x1="4.05cm" svg:y1="11.9cm" svg:x2="4.15cm" svg:y2="12.9cm" draw:start-shape="id25" draw:start-glue-point="8" draw:end-shape="id26" draw:end-glue-point="0" svg:d="m4050 11900 100 1000">
          <text:p/>
        </draw:connector>
        <draw:custom-shape draw:style-name="gr7" draw:text-style-name="P2" xml:id="id28" draw:id="id28" draw:layer="layout" svg:width="6cm" svg:height="3cm" svg:x="1.5cm" svg:y="22.2cm">
          <text:p text:style-name="P1"><text:span text:style-name="T1">«exception»</text:span></text:p>
          <text:p text:style-name="P1"><text:span text:style-name="T1">Impossible d'envoyer</text:span></text:p>
          <text:p text:style-name="P1"><text:span text:style-name="T1">le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4.6cm" svg:y1="18.25cm" svg:x2="12.4cm" svg:y2="19.15cm" draw:start-shape="id22" draw:start-glue-point="6" draw:end-shape="id27" draw:end-glue-point="10" svg:d="m14600 18250-2200 900">
          <text:p text:style-name="P1"><text:span text:style-name="T2">faire_offre</text:span></text:p>
        </draw:connector>
        <draw:connector draw:style-name="gr3" draw:text-style-name="P3" draw:layer="layout" draw:type="line" svg:x1="8.388cm" svg:y1="19.964cm" svg:x2="6.622cm" svg:y2="22.639cm" draw:start-shape="id27" draw:start-glue-point="7" draw:end-shape="id28" draw:end-glue-point="11" svg:d="m8388 19964-1766 2675">
          <text:p/>
        </draw:connector>
        <draw:custom-shape draw:style-name="gr1" draw:text-style-name="P2" xml:id="id27" draw:id="id27" draw:layer="layout" svg:width="4.7cm" svg:height="2.3cm" svg:x="7.7cm" svg:y="18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15.259cm" svg:y1="13.82cm" svg:x2="11.712cm" svg:y2="18.336cm" draw:start-shape="id21" draw:start-glue-point="7" draw:end-shape="id27" draw:end-glue-point="11" svg:d="m15259 13820-3547 4516">
          <text:p text:style-name="P1"><text:span text:style-name="T2">Clique_membre</text:span></text:p>
        </draw:connector>
        <draw:custom-shape draw:style-name="gr5" draw:text-style-name="P2" xml:id="id29" draw:id="id29" draw:layer="layout" svg:width="4.5cm" svg:height="2.7cm" svg:x="8.3cm" svg:y="11.7cm">
          <text:p text:style-name="P1"><text:span text:style-name="T1">«frame»</text:span></text:p>
          <text:p text:style-name="P1"><text:span text:style-name="T1">Modifier</text:span></text:p>
          <text:p text:style-name="P1"><text:span text:style-name="T1">arrière-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3.229cm" svg:y1="8.764cm" svg:x2="10.55cm" svg:y2="11.7cm" draw:start-shape="id20" draw:start-glue-point="7" draw:end-shape="id29" draw:end-glue-point="4" svg:d="m13229 8764-2679 2936">
          <text:p text:style-name="P1"><text:span text:style-name="T2">modifier_arriere</text:span></text:p>
        </draw:connector>
        <draw:connector draw:style-name="gr12" draw:text-style-name="P3" draw:layer="layout" draw:line-skew="-2.499cm -0.899cm" svg:x1="7.7cm" svg:y1="19.15cm" svg:x2="10.05cm" svg:y2="18cm" draw:start-shape="id27" draw:start-glue-point="6" draw:end-shape="id27" svg:d="m7700 19150h-3000v-2550h5350v1400">
          <text:p text:style-name="P1"><text:span text:style-name="T2">envoyer_message</text:span></text:p>
        </draw:connector>
        <draw:custom-shape draw:style-name="gr6" draw:text-style-name="P3" draw:layer="layout" svg:width="4.9cm" svg:height="3.3cm" svg:x="13.2cm" svg:y="1.7cm">
          <text:p text:style-name="P1"><text:span text:style-name="T4">«page»Membre :</text:span></text:p>
          <text:p text:style-name="P1"><text:span text:style-name="T2">Onglets : Informations,</text:span></text:p>
          <text:p text:style-name="P1"><text:span text:style-name="T2">Liste des cartes,</text:span></text:p>
          <text:p text:style-name="P1"><text:span text:style-name="T2">Ajouter une carte et</text:span></text:p>
          <text:p text:style-name="P1"><text:span text:style-name="T2">Envoyer un mess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2" draw:text-style-name="P3" draw:layer="layout" draw:line-skew="0.898cm" svg:x1="5.788cm" svg:y1="6.464cm" svg:x2="9.112cm" svg:y2="6.464cm" draw:start-shape="id24" draw:start-glue-point="7" draw:end-shape="id24" draw:end-glue-point="9" svg:d="m5788 6464v1736h3324v-1736">
          <text:p text:style-name="P1"><text:span text:style-name="T2">nouvelle_fiche ou</text:span></text:p>
          <text:p text:style-name="P1"><text:span text:style-name="T2">modifier_fiche</text:span></text:p>
        </draw:connector>
        <draw:connector draw:style-name="gr12" draw:text-style-name="P3" draw:layer="layout" draw:line-skew="0cm -2.699cm" svg:x1="5.788cm" svg:y1="4.836cm" svg:x2="5.1cm" svg:y2="5.65cm" draw:start-shape="id24" draw:start-glue-point="5" draw:end-shape="id24" draw:end-glue-point="6" svg:d="m5788 4836v-837h-3888v1651h3200">
          <text:p text:style-name="P1"><text:span text:style-name="T2">modifier_profil</text:span></text:p>
        </draw:connector>
      </draw:page>
      <draw:page draw:name="page4" draw:style-name="dp1" draw:master-page-name="Default">
        <draw:frame draw:style-name="gr21" draw:text-style-name="P4" draw:layer="layout" svg:width="6.3cm" svg:height="1.1cm" svg:x="1.1cm" svg:y="1.1cm">
          <draw:text-box>
            <text:p>DN Administrateur :</text:p>
          </draw:text-box>
        </draw:frame>
        <draw:custom-shape draw:style-name="gr2" draw:text-style-name="P1" xml:id="id30" draw:id="id30" draw:layer="layout" svg:width="1.1cm" svg:height="1.1cm" svg:x="10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75cm" svg:y1="3.5cm" svg:x2="10.5cm" svg:y2="5.1cm" draw:start-shape="id30" draw:start-glue-point="8" draw:end-shape="id31" draw:end-glue-point="4" svg:d="m10750 3500-250 1600">
          <text:p/>
        </draw:connector>
        <draw:frame draw:style-name="gr19" draw:text-style-name="P5" draw:layer="layout" svg:width="3.3cm" svg:height="0.9cm" svg:x="9.1cm" svg:y="1.5cm">
          <draw:text-box>
            <text:p><text:span text:style-name="T3">DN Connexion</text:span></text:p>
          </draw:text-box>
        </draw:frame>
        <draw:custom-shape draw:style-name="gr1" draw:text-style-name="P2" xml:id="id31" draw:id="id31" draw:layer="layout" svg:width="5.2cm" svg:height="3cm" svg:x="7.9cm" svg:y="5.1cm">
          <text:p text:style-name="P1"><text:span text:style-name="T1">«page»</text:span></text:p>
          <text:p text:style-name="P1"><text:span text:style-name="T1">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4.7cm" svg:height="2.3cm" svg:x="14.4cm" svg:y="9.1cm">
          <text:p text:style-name="P1"><text:span text:style-name="T1">«page»</text:span></text:p>
          <text:p text:style-name="P1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3.1cm" svg:y1="6.6cm" svg:x2="15.088cm" svg:y2="9.436cm" draw:start-shape="id31" draw:start-glue-point="10" draw:end-shape="id32" draw:end-glue-point="5" svg:d="m13100 6600 1988 2836">
          <text:p text:style-name="P1"><text:span text:style-name="T2">clique_membre</text:span></text:p>
        </draw:connector>
        <draw:custom-shape draw:style-name="gr1" draw:text-style-name="P2" xml:id="id33" draw:id="id33" draw:layer="layout" svg:width="4.5cm" svg:height="2.1cm" svg:x="14.5cm" svg:y="14.6cm">
          <text:p text:style-name="P1"><text:span text:style-name="T1">«page»</text:span></text:p>
          <text:p text:style-name="P1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75cm" svg:y1="11.4cm" svg:x2="16.75cm" svg:y2="14.6cm" draw:start-shape="id32" draw:start-glue-point="8" draw:end-shape="id33" draw:end-glue-point="4" svg:d="m16750 11400v3200">
          <text:p text:style-name="P1"><text:span text:style-name="T2">clique_fiche</text:span></text:p>
        </draw:connector>
        <draw:custom-shape draw:style-name="gr5" draw:text-style-name="P2" xml:id="id34" draw:id="id34" draw:layer="layout" svg:width="7.2cm" svg:height="3.6cm" svg:x="13cm" svg:y="19.4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u commen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line" svg:x1="16.75cm" svg:y1="16.7cm" svg:x2="16.6cm" svg:y2="19.4cm" draw:start-shape="id33" draw:start-glue-point="8" draw:end-shape="id34" draw:end-glue-point="4" svg:d="m16750 16700-150 2700">
          <text:p text:style-name="P1"><text:span text:style-name="T2">supprimer_commentaire</text:span></text:p>
        </draw:connector>
        <draw:custom-shape draw:style-name="gr5" draw:text-style-name="P2" xml:id="id35" draw:id="id35" draw:layer="layout" svg:width="7.2cm" svg:height="3.6cm" svg:x="1.5cm" svg:y="9.6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'un 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7.9cm" svg:y1="6.6cm" svg:x2="5.1cm" svg:y2="9.6cm" draw:start-shape="id31" draw:start-glue-point="6" draw:end-shape="id35" draw:end-glue-point="4" svg:d="m7900 6600-2800 3000">
          <text:p text:style-name="P1"><text:span text:style-name="T2">supprimer_membre</text:span></text:p>
        </draw:connector>
        <draw:custom-shape draw:style-name="gr5" draw:text-style-name="P2" xml:id="id36" draw:id="id36" draw:layer="layout" svg:width="7.2cm" svg:height="3.6cm" svg:x="2.4cm" svg:y="14.9cm">
          <text:p text:style-name="P1"><text:span text:style-name="T1">«frame»</text:span></text:p>
          <text:p text:style-name="P1"><text:span text:style-name="T1">Confirmation de suppression</text:span></text:p>
          <text:p text:style-name="P1"><text:span text:style-name="T1">d'une 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14.5cm" svg:y1="15.65cm" svg:x2="9.6cm" svg:y2="16.7cm" draw:start-shape="id33" draw:start-glue-point="6" draw:end-shape="id36" draw:end-glue-point="10" svg:d="m14500 15650-4900 1050">
          <text:p text:style-name="P1"><text:span text:style-name="T2">supprimer_fich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8T08:00:24</meta:creation-date>
    <dc:date>2012-09-14T17:08:12.93</dc:date>
    <meta:editing-duration>PT1H48M4S</meta:editing-duration>
    <meta:editing-cycles>15</meta:editing-cycles>
    <meta:generator>LibreOffice/3.6$Windows_x86 LibreOffice_project/e29a214-2bbed72-0621de6-a97528c-8f066d</meta:generator>
    <meta:document-statistic meta:object-count="87"/>
  </office:meta>
</office:document-meta>
</file>